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February 8, 2022 (04:07: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run the following command (as a normal user, as indicated by <text:span text:style-name="NormalTok">$</text:span>):</text:p>
      <text:p text:style-name="P1">$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2">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run the following command (as a normal user, as indicated by <text:span text:style-name="NormalTok">$</text:span>):</text:p>
      <text:p text:style-name="P3">$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4">[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1:07:54Z</meta:creation-date>
    <dc:date>2022-02-08T21:07:54Z</dc:date>
    <meta:user-defined meta:name="date" meta:value-type="string">February   8, 2022 (04:07: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